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style:font-name="Arial" fo:font-size="12pt" fo:font-style="normal" fo:font-weight="normal" style:font-size-asian="12pt" style:font-style-asian="normal" style:font-weight-asian="normal"/>
    </style:style>
    <style:style style:name="P2" style:family="paragraph" style:parent-style-name="Standard">
      <style:text-properties fo:color="#000000" style:font-name="Arial" fo:font-size="12pt" fo:font-style="normal" fo:font-weight="normal" officeooo:paragraph-rsid="0000e3d4" style:font-size-asian="12pt" style:font-style-asian="normal" style:font-weight-asian="normal"/>
    </style:style>
    <style:style style:name="P3" style:family="paragraph" style:parent-style-name="Standard">
      <style:text-properties fo:color="#000000" style:font-name="Arial" fo:font-size="12pt" fo:font-style="normal" fo:font-weight="normal" officeooo:rsid="0000e3d4" style:font-size-asian="12pt" style:font-style-asian="normal" style:font-weight-asian="normal"/>
    </style:style>
    <style:style style:name="P4" style:family="paragraph" style:parent-style-name="Standard">
      <style:text-properties fo:color="#000000" style:font-name="Arial" fo:font-size="12pt" fo:font-style="normal" fo:font-weight="normal" officeooo:rsid="0000e3d4" officeooo:paragraph-rsid="000488f9" style:font-size-asian="12pt" style:font-style-asian="normal" style:font-weight-asian="normal"/>
    </style:style>
    <style:style style:name="P5" style:family="paragraph" style:parent-style-name="Standard">
      <style:text-properties fo:color="#000000" style:font-name="Arial" fo:font-size="12pt" fo:font-style="normal" fo:font-weight="normal" officeooo:rsid="0000e3d4" officeooo:paragraph-rsid="00051997" style:font-size-asian="12pt" style:font-style-asian="normal" style:font-weight-asian="normal"/>
    </style:style>
    <style:style style:name="P6" style:family="paragraph" style:parent-style-name="Standard">
      <style:text-properties fo:color="#000000" style:font-name="Arial" fo:font-size="12pt" fo:font-style="normal" fo:font-weight="normal" officeooo:rsid="0000e3d4" officeooo:paragraph-rsid="0008fbf9" style:font-size-asian="12pt" style:font-style-asian="normal" style:font-weight-asian="normal"/>
    </style:style>
    <style:style style:name="P7" style:family="paragraph" style:parent-style-name="Standard">
      <style:text-properties fo:color="#000000" style:font-name="Arial" fo:font-size="12pt" fo:font-style="normal" fo:font-weight="normal" officeooo:rsid="0000e3d4" officeooo:paragraph-rsid="000f1de9" style:font-size-asian="12pt" style:font-style-asian="normal" style:font-weight-asian="normal"/>
    </style:style>
    <style:style style:name="P8" style:family="paragraph" style:parent-style-name="Standard">
      <style:text-properties fo:color="#000000" style:font-name="Arial" fo:font-size="12pt" fo:font-style="normal" fo:font-weight="normal" officeooo:rsid="0000e3d4" officeooo:paragraph-rsid="0007d2a0" style:font-size-asian="12pt" style:font-style-asian="normal" style:font-weight-asian="normal" style:font-weight-complex="bold"/>
    </style:style>
    <style:style style:name="P9" style:family="paragraph" style:parent-style-name="Standard">
      <style:text-properties fo:color="#000000" style:font-name="Arial" fo:font-size="12pt" fo:font-style="normal" fo:font-weight="normal" officeooo:rsid="0000e3d4" officeooo:paragraph-rsid="00099771" style:font-size-asian="12pt" style:font-style-asian="normal" style:font-weight-asian="normal" style:font-weight-complex="bold"/>
    </style:style>
    <style:style style:name="P10" style:family="paragraph" style:parent-style-name="Standard">
      <style:text-properties fo:color="#000000" style:font-name="Arial" fo:font-size="12pt" fo:font-style="normal" fo:font-weight="normal" officeooo:rsid="0007d2a0" officeooo:paragraph-rsid="00099771" style:font-size-asian="12pt" style:font-style-asian="normal" style:font-weight-asian="normal" style:font-weight-complex="bold"/>
    </style:style>
    <style:style style:name="P11" style:family="paragraph" style:parent-style-name="Standard">
      <style:text-properties fo:color="#000000" style:font-name="Arial" fo:font-size="12pt" fo:font-style="normal" fo:font-weight="normal" officeooo:rsid="0008fbf9" officeooo:paragraph-rsid="0008fbf9" style:font-size-asian="12pt" style:font-style-asian="normal" style:font-weight-asian="normal"/>
    </style:style>
    <style:style style:name="P12" style:family="paragraph" style:parent-style-name="Standard">
      <style:text-properties fo:color="#000000" style:font-name="Arial" fo:font-size="12pt" fo:font-style="normal" fo:font-weight="bold" officeooo:rsid="0007d2a0" officeooo:paragraph-rsid="0007d2a0" style:font-size-asian="12pt" style:font-style-asian="normal" style:font-weight-asian="bold" style:font-weight-complex="bold"/>
    </style:style>
    <style:style style:name="P13" style:family="paragraph" style:parent-style-name="Standard">
      <style:text-properties fo:color="#000000" style:font-name="Arial" fo:font-size="12pt" fo:font-style="normal" fo:font-weight="bold" officeooo:rsid="0007d2a0" officeooo:paragraph-rsid="00099771" style:font-size-asian="12pt" style:font-style-asian="normal" style:font-weight-asian="bold" style:font-weight-complex="bold"/>
    </style:style>
    <style:style style:name="P14" style:family="paragraph" style:parent-style-name="Standard">
      <style:text-properties fo:color="#000000" style:font-name="Calibri-Bold" fo:font-size="16pt" fo:font-style="normal" fo:font-weight="bold" style:font-size-asian="16pt" style:font-style-asian="normal" style:font-weight-asian="bold"/>
    </style:style>
    <style:style style:name="P15" style:family="paragraph" style:parent-style-name="Standard">
      <style:text-properties fo:color="#000000" style:font-name="Calibri" fo:font-size="12pt" fo:font-style="normal" fo:font-weight="normal" style:font-size-asian="12pt" style:font-style-asian="normal" style:font-weight-asian="normal"/>
    </style:style>
    <style:style style:name="P16" style:family="paragraph" style:parent-style-name="Standard">
      <style:text-properties officeooo:paragraph-rsid="000488f9"/>
    </style:style>
    <style:style style:name="P17" style:family="paragraph" style:parent-style-name="Standard">
      <style:text-properties officeooo:paragraph-rsid="0008fbf9"/>
    </style:style>
    <style:style style:name="P18" style:family="paragraph" style:parent-style-name="Standard">
      <style:paragraph-properties fo:break-before="page"/>
      <style:text-properties fo:color="#000000" style:font-name="Arial" fo:font-size="12pt" fo:font-style="normal" fo:font-weight="bold" officeooo:rsid="0007d2a0" officeooo:paragraph-rsid="0007d2a0" style:font-size-asian="12pt" style:font-style-asian="normal" style:font-weight-asian="bold" style:font-weight-complex="bold"/>
    </style:style>
    <style:style style:name="T1" style:family="text">
      <style:text-properties fo:color="#000000" style:font-name="Arial" fo:font-size="12pt" fo:font-style="normal" fo:font-weight="normal" officeooo:rsid="0000e3d4" style:font-size-asian="12pt" style:font-style-asian="normal" style:font-weight-asian="normal"/>
    </style:style>
    <style:style style:name="T2" style:family="text">
      <style:text-properties fo:color="#000000" style:font-name="Arial" fo:font-size="12pt" fo:font-style="normal" fo:font-weight="normal" officeooo:rsid="000488f9" style:font-size-asian="12pt" style:font-style-asian="normal" style:font-weight-asian="normal"/>
    </style:style>
    <style:style style:name="T3" style:family="text">
      <style:text-properties fo:color="#000000" style:font-name="Arial" fo:font-size="12pt" fo:font-style="normal" fo:font-weight="normal" officeooo:rsid="0008fbf9" style:font-size-asian="12pt" style:font-style-asian="normal" style:font-weight-asian="normal"/>
    </style:style>
    <style:style style:name="T4" style:family="text">
      <style:text-properties fo:color="#000000" style:font-name="Arial" fo:font-size="12pt" fo:font-style="normal" fo:font-weight="normal" officeooo:rsid="000aa854" style:font-size-asian="12pt" style:font-style-asian="normal" style:font-weight-asian="normal"/>
    </style:style>
    <style:style style:name="T5" style:family="text">
      <style:text-properties fo:color="#000000" style:font-name="Arial" fo:font-size="12pt" fo:font-style="normal" fo:font-weight="bold" officeooo:rsid="000aa854" style:font-size-asian="12pt" style:font-style-asian="normal" style:font-weight-asian="bold" style:font-weight-complex="bold"/>
    </style:style>
    <style:style style:name="T6" style:family="text">
      <style:text-properties officeooo:rsid="0000e3d4"/>
    </style:style>
    <style:style style:name="T7" style:family="text">
      <style:text-properties officeooo:rsid="000488f9"/>
    </style:style>
    <style:style style:name="T8" style:family="text">
      <style:text-properties officeooo:rsid="00051997"/>
    </style:style>
    <style:style style:name="T9" style:family="text">
      <style:text-properties officeooo:rsid="001f7616"/>
    </style:style>
    <style:style style:name="T10" style:family="text">
      <style:text-properties fo:font-weight="normal" style:font-weight-asian="normal"/>
    </style:style>
    <style:style style:name="T11" style:family="text">
      <style:text-properties fo:font-weight="normal" officeooo:rsid="0000e3d4" style:font-weight-asian="normal"/>
    </style:style>
    <style:style style:name="T12" style:family="text">
      <style:text-properties fo:font-weight="normal" officeooo:rsid="00099771" style:font-weight-asian="normal"/>
    </style:style>
    <style:style style:name="T13" style:family="text">
      <style:text-properties officeooo:rsid="0008fbf9"/>
    </style:style>
    <style:style style:name="T14" style:family="text">
      <style:text-properties officeooo:rsid="000aa854"/>
    </style:style>
    <style:style style:name="T15" style:family="text">
      <style:text-properties fo:font-weight="bold" officeooo:rsid="000aa854" style:font-weight-asian="bold" style:font-weight-complex="bold"/>
    </style:style>
    <style:style style:name="T16" style:family="text">
      <style:text-properties officeooo:rsid="000d430a"/>
    </style:style>
    <style:style style:name="T17" style:family="text">
      <style:text-properties officeooo:rsid="000f1de9"/>
    </style:style>
    <style:style style:name="T18" style:family="text">
      <style:text-properties officeooo:rsid="00104e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ründungsprotokoll </text:p>
      <text:p text:style-name="P15"/>
      <text:p text:style-name="P1">Am <text:span text:style-name="T6">14.03</text:span>.20<text:span text:style-name="T6">20</text:span> um <text:span text:style-name="T6">20</text:span>:<text:span text:style-name="T6">15</text:span> Uhr kamen ____ Personen <text:span text:style-name="T18">in die Bierstube Wolkersdorf</text:span>, <text:span text:style-name="T6">Am Wasserschloss 22</text:span>, <text:span text:style-name="T6">91126 Schwabach</text:span> zusammen (siehe beiliegende <text:span text:style-name="T6">A</text:span>nwesenheits‐ /Unterschriftenliste), um die Gründung des Vereins „Verein zur Förderung und Erhaltung der Schwabacher Braukultur e.V.“ zu beschließen.</text:p>
      <text:p text:style-name="P2"/>
      <text:p text:style-name="P7">Herr Andre Betz begrüßte die Anwesenden herzlich und erläuterte, weshalb an diesem Abend der Verein „Verein zur Förderung und Erhaltung der Schwabacher Braukultur e.V.“ gegründet werden sollte. Per Zuruf wurden dann Herr <text:span text:style-name="T15">Andre Betz </text:span><text:span text:style-name="T14">z</text:span>um Versammlungsleiter und <text:span text:style-name="T17">Frau</text:span> <text:span text:style-name="T15">Katja Ammon</text:span> zum Protokollführer<text:span text:style-name="T17">in</text:span> gewählt; beide nahmen die Wahl an.</text:p>
      <text:p text:style-name="P3"/>
      <text:p text:style-name="P3">Daraufhin schlug der Versammlungsleiter folgende Tagesordnung vor:</text:p>
      <text:p text:style-name="P3">1) Beratung und Festlegung der Satzung des Vereins</text:p>
      <text:p text:style-name="P3">2) Verabschiedung der Satzung und Beschluss über die Gründung des Vereins</text:p>
      <text:p text:style-name="P3">3) Wahl des Vorstandes</text:p>
      <text:p text:style-name="P11">4) Wahl des/der Schriftführers/in</text:p>
      <text:p text:style-name="P3"><text:span text:style-name="T13">5</text:span>) Festlegung der Mitgliedsbeiträge</text:p>
      <text:p text:style-name="P3"><text:span text:style-name="T13">6</text:span>) Sonstiges</text:p>
      <text:p text:style-name="P3">Per Handzeichen wurde dieser Tagesordnungsvorschlag angenommen.</text:p>
      <text:p text:style-name="P3"/>
      <text:p text:style-name="P3">1) Nach kurzer Diskussion wurde die Satzung, die alle Anwesenden schon vorab per Email erhalten und diskutiert hatten, festgelegt.</text:p>
      <text:p text:style-name="P3"/>
      <text:p text:style-name="P3">2) Über beide Punkte wurde per Handzeichen abgestimmt. Alle Anwesenden stimmten der</text:p>
      <text:p text:style-name="P3">Gründung, Eintragung ins Vereinsregister, der vorgelegten Satzung und weiterer darin</text:p>
      <text:p text:style-name="P3">enthaltener Schritte per Handzeichen zu. Alle Anwesenden bestätigten ihren Beitritt durch ihre Unterschrift auf der vorliegenden Satzung.</text:p>
      <text:p text:style-name="P4"/>
      <text:p text:style-name="P4">3) Für die Wahl des Vorstands wurden</text:p>
      <text:p text:style-name="P16"><text:span text:style-name="T1">Herr </text:span><text:span text:style-name="T5">Andre Betz</text:span><text:span text:style-name="T4"> </text:span><text:span text:style-name="T1">als erster </text:span><text:span text:style-name="T2">Vorsitzender</text:span></text:p>
      <text:p text:style-name="P4">Herr <text:span text:style-name="T15">Thomas Hoffmann</text:span><text:span text:style-name="T14"> </text:span>als stellvertrender <text:s/>Vorsitzenderorgeschlagen. </text:p>
      <text:p text:style-name="P4">Herr <text:span text:style-name="T15">Michael Arnold</text:span><text:span text:style-name="T14"> </text:span>als Schatzmeister vorgeschlagen. </text:p>
      <text:p text:style-name="P4">Die Wahl erfolgte per Handzeichen. </text:p>
      <text:p text:style-name="P16"><text:span text:style-name="T1">Herr </text:span><text:span text:style-name="T5">Andre Betz</text:span><text:span text:style-name="T4"> </text:span><text:span text:style-name="T2">wurde </text:span><text:span text:style-name="T3">einstimmig </text:span><text:span text:style-name="T2">gewählt</text:span></text:p>
      <text:p text:style-name="P6">Herr <text:span text:style-name="T15">Thomas Hoffmann</text:span><text:span text:style-name="T14"> wurde einstimmig gewählt</text:span></text:p>
      <text:p text:style-name="P6">Herr <text:span text:style-name="T15">Michael Arnold</text:span><text:span text:style-name="T14"> wurde einstimmig gewählt</text:span></text:p>
      <text:p text:style-name="P3">Die vier Gewählten nahmen die Wahl an.</text:p>
      <text:p text:style-name="P3"/>
      <text:p text:style-name="P3">Der Vorstand:</text:p>
      <text:p text:style-name="P4">1. Vorsitzender:</text:p>
      <text:p text:style-name="P4">Herr Vorname: <text:s text:c="2"/><text:span text:style-name="T14">Andre</text:span> <text:s text:c="22"/>Name: <text:s text:c="4"/><text:span text:style-name="T14">Betz</text:span> <text:s text:c="22"/>(Beruf) <text:s/><text:span text:style-name="T14">Informatiker</text:span></text:p>
      <text:p text:style-name="P3"><text:span text:style-name="T14">Adresse</text:span></text:p>
      <text:p text:style-name="P3">PLZ <text:s/><text:span text:style-name="T14">91126 <text:s text:c="20"/></text:span>Ort <text:s text:c="2"/><text:span text:style-name="T14">Schwabach</text:span></text:p>
      <text:p text:style-name="P4"><text:span text:style-name="T7">stellvertrender</text:span> Vorsitzende<text:span text:style-name="T14">r</text:span>: </text:p>
      <text:p text:style-name="P4">Herr <text:s text:c="2"/>Vorname: <text:s text:c="20"/>Name: <text:s text:c="48"/>(Beruf)</text:p>
      <text:p text:style-name="P3">Adresse</text:p>
      <text:p text:style-name="P3">PLZ <text:s text:c="32"/>Ort <text:s/><text:span text:style-name="T16">Nürnberg</text:span></text:p>
      <text:p text:style-name="P4"/>
      <text:p text:style-name="P4"><text:soft-page-break/>Schatzmeister: </text:p>
      <text:p text:style-name="P4">Herr Vorname: <text:s/><text:span text:style-name="T14">Michael</text:span> <text:s text:c="21"/>Name: <text:s text:c="3"/><text:span text:style-name="T14">Arnold</text:span> <text:s text:c="22"/>(Beruf)</text:p>
      <text:p text:style-name="P3">Adresse</text:p>
      <text:p text:style-name="P3">PLZ <text:s text:c="3"/><text:span text:style-name="T16">91126</text:span> <text:s text:c="19"/>Ort: <text:span text:style-name="T14">Schwabach</text:span> </text:p>
      <text:p text:style-name="P3"/>
      <text:p text:style-name="P3"/>
      <text:p text:style-name="P11">4) Wahl des/der Schriftführers/in</text:p>
      <text:p text:style-name="P17"><text:span text:style-name="T1">Frau </text:span><text:span text:style-name="T5">Katja Ammon </text:span><text:span text:style-name="T1">als </text:span><text:span text:style-name="T3">Schriftführer/in vorgeschlagen.</text:span></text:p>
      <text:p text:style-name="P6">Die Wahl erfolgte per Handzeichen. </text:p>
      <text:p text:style-name="P17"><text:span text:style-name="T1">Frau </text:span><text:span text:style-name="T5">Katja Ammon</text:span><text:span text:style-name="T4"> </text:span><text:span text:style-name="T2">wurde </text:span><text:span text:style-name="T3">einstimmig </text:span><text:span text:style-name="T2">gewählt</text:span></text:p>
      <text:p text:style-name="P6"/>
      <text:p text:style-name="P6"><text:span text:style-name="T13">5</text:span>) Der Vorstand schlug vor einen Mitgliedsbeitrag in Höhe von mindestens <text:span text:style-name="T7">1</text:span>,‐ € pro Monat</text:p>
      <text:p text:style-name="P3">bzw. <text:span text:style-name="T7">12</text:span>,‐ € jährlich zu nehmen. Einzelheiten und Ausnahmen, wie etwa Bedürftigkeit</text:p>
      <text:p text:style-name="P3">und Freistellung, sollen im Rahmen eines Vorstandsbeschlusses schriftlich festgelegt werden. Hierüber wurde per Handzeichen abgestimmt. Der Vorschlag wurde einstimmig</text:p>
      <text:p text:style-name="P3">angenommen.</text:p>
      <text:p text:style-name="P3"/>
      <text:p text:style-name="P3"><text:span text:style-name="T13">6</text:span>) Nachdem keine Wortmeldungen zum Punkt Sonstiges mehr kamen, wurde der Vorstand beauftragt, alles Nötige für die Erlangung der Gemeinnützigkeit und der Aufnahme in das Vereinsregister zu erledigen.</text:p>
      <text:p text:style-name="P3"/>
      <text:p text:style-name="P3"/>
      <text:p text:style-name="P3"/>
      <text:p text:style-name="P3">Der Versammlungsleiter schloss die Versammlung um ________ Uhr.</text:p>
      <text:p text:style-name="P5"/>
      <text:p text:style-name="P5">Schwabach, den <text:span text:style-name="T9">14.03.2020</text:span></text:p>
      <text:p text:style-name="P5"/>
      <text:p text:style-name="P5"/>
      <text:p text:style-name="P5">...................................................... ….………………….................................</text:p>
      <text:p text:style-name="P3">Protokollführer (Unterschrift) Versammlungsleiter (Unterschrift<text:span text:style-name="T8">)</text:span></text:p>
      <text:p text:style-name="P18">Anwesenheits-/ Unterschriftenlist</text:p>
      <text:p text:style-name="P12"/>
      <text:p text:style-name="P12"/>
      <text:p text:style-name="P12"><text:span text:style-name="T11">Vorname <text:s text:c="4"/>Name, <text:s text:c="3"/>Geburtsdatum, <text:s text:c="4"/>Adresse, <text:s text:c="6"/>PLZ <text:s text:c="6"/>Ort, <text:s/></text:span><text:span text:style-name="T12">Email,</text:span><text:span text:style-name="T11"> <text:s text:c="5"/></text:span><text:span text:style-name="T10">Unterschrift</text:span></text:p>
      <text:p text:style-name="P8"/>
      <text:p text:style-name="P8">______________________________________________________________________</text:p>
      <text:p text:style-name="P12"/>
      <text:p text:style-name="P13"><text:span text:style-name="T11">Vorname <text:s text:c="4"/>Name, <text:s text:c="3"/>Geburtsdatum, <text:s text:c="4"/>Adresse, <text:s text:c="6"/>PLZ <text:s text:c="6"/>Ort, <text:s/></text:span><text:span text:style-name="T12">Email,</text:span><text:span text:style-name="T11"> <text:s text:c="5"/></text:span><text:span text:style-name="T10">Unterschrift</text:span></text:p>
      <text:p text:style-name="P9"/>
      <text:p text:style-name="P9">______________________________________________________________________</text:p>
      <text:p text:style-name="P9"/>
      <text:p text:style-name="P13"><text:span text:style-name="T11">Vorname <text:s text:c="4"/>Name, <text:s text:c="3"/>Geburtsdatum, <text:s text:c="4"/>Adresse, <text:s text:c="6"/>PLZ <text:s text:c="6"/>Ort, <text:s/></text:span><text:span text:style-name="T12">Email,</text:span><text:span text:style-name="T11"> <text:s text:c="5"/></text:span><text:span text:style-name="T10">Unterschrift</text:span></text:p>
      <text:p text:style-name="P9"/>
      <text:p text:style-name="P9">______________________________________________________________________</text:p>
      <text:p text:style-name="P9"/>
      <text:p text:style-name="P13"><text:span text:style-name="T11">Vorname <text:s text:c="4"/>Name, <text:s text:c="3"/>Geburtsdatum, <text:s text:c="4"/>Adresse, <text:s text:c="6"/>PLZ <text:s text:c="6"/>Ort, <text:s/></text:span><text:span text:style-name="T12">Email,</text:span><text:span text:style-name="T11"> <text:s text:c="5"/></text:span><text:span text:style-name="T10">Unterschrift</text:span></text:p>
      <text:p text:style-name="P9"/>
      <text:p text:style-name="P9">______________________________________________________________________</text:p>
      <text:p text:style-name="P9"/>
      <text:p text:style-name="P13"><text:span text:style-name="T11">Vorname <text:s text:c="4"/>Name, <text:s text:c="3"/>Geburtsdatum, <text:s text:c="4"/>Adresse, <text:s text:c="6"/>PLZ <text:s text:c="6"/>Ort, <text:s/></text:span><text:span text:style-name="T12">Email,</text:span><text:span text:style-name="T11"> <text:s text:c="5"/></text:span><text:span text:style-name="T10">Unterschrift</text:span></text:p>
      <text:p text:style-name="P9"/>
      <text:p text:style-name="P9">______________________________________________________________________</text:p>
      <text:p text:style-name="P9"/>
      <text:p text:style-name="P13"><text:span text:style-name="T11">Vorname <text:s text:c="4"/>Name, <text:s text:c="3"/>Geburtsdatum, <text:s text:c="4"/>Adresse, <text:s text:c="6"/>PLZ <text:s text:c="6"/>Ort, <text:s/></text:span><text:span text:style-name="T12">Email,</text:span><text:span text:style-name="T11"> <text:s text:c="5"/></text:span><text:span text:style-name="T10">Unterschrift</text:span></text:p>
      <text:p text:style-name="P9"/>
      <text:p text:style-name="P9">______________________________________________________________________</text:p>
      <text:p text:style-name="P9"/>
      <text:p text:style-name="P13"><text:span text:style-name="T11">Vorname <text:s text:c="4"/>Name, <text:s text:c="3"/>Geburtsdatum, <text:s text:c="4"/>Adresse, <text:s text:c="6"/>PLZ <text:s text:c="6"/>Ort, <text:s/></text:span><text:span text:style-name="T12">Email,</text:span><text:span text:style-name="T11"> <text:s text:c="5"/></text:span><text:span text:style-name="T10">Unterschrift</text:span></text:p>
      <text:p text:style-name="P9"/>
      <text:p text:style-name="P9">______________________________________________________________________</text:p>
      <text:p text:style-name="P9"/>
      <text:p text:style-name="P13"><text:span text:style-name="T11">Vorname <text:s text:c="4"/>Name, <text:s text:c="3"/>Geburtsdatum, <text:s text:c="4"/>Adresse, <text:s text:c="6"/>PLZ <text:s text:c="6"/>Ort, <text:s/></text:span><text:span text:style-name="T12">Email,</text:span><text:span text:style-name="T11"> <text:s text:c="5"/></text:span><text:span text:style-name="T10">Unterschrift</text:span></text:p>
      <text:p text:style-name="P9"/>
      <text:p text:style-name="P9">______________________________________________________________________</text:p>
      <text:p text:style-name="P10"/>
      <text:p text:style-name="P13"><text:span text:style-name="T11">Vorname <text:s text:c="4"/>Name, <text:s text:c="3"/>Geburtsdatum, <text:s text:c="4"/>Adresse, <text:s text:c="6"/>PLZ <text:s text:c="6"/>Ort, <text:s/></text:span><text:span text:style-name="T12">Email,</text:span><text:span text:style-name="T11"> <text:s text:c="5"/></text:span><text:span text:style-name="T10">Unterschrift</text:span></text:p>
      <text:p text:style-name="P9"/>
      <text:p text:style-name="P9">______________________________________________________________________</text:p>
      <text:p text:style-name="P10"/>
      <text:p text:style-name="P13"><text:span text:style-name="T11">Vorname <text:s text:c="4"/>Name, <text:s text:c="3"/>Geburtsdatum, <text:s text:c="4"/>Adresse, <text:s text:c="6"/>PLZ <text:s text:c="6"/>Ort, <text:s/></text:span><text:span text:style-name="T12">Email,</text:span><text:span text:style-name="T11"> <text:s text:c="5"/></text:span><text:span text:style-name="T10">Unterschrift</text:span></text:p>
      <text:p text:style-name="P9"/>
      <text:p text:style-name="P9">______________________________________________________________________</text:p>
      <text:p text:style-name="P10"/>
      <text:p text:style-name="P13"><text:span text:style-name="T11">Vorname <text:s text:c="4"/>Name, <text:s text:c="3"/>Geburtsdatum, <text:s text:c="4"/>Adresse, <text:s text:c="6"/>PLZ <text:s text:c="6"/>Ort, <text:s/></text:span><text:span text:style-name="T12">Email,</text:span><text:span text:style-name="T11"> <text:s text:c="5"/></text:span><text:span text:style-name="T10">Unterschrift</text:span></text:p>
      <text:p text:style-name="P9"/>
      <text:p text:style-name="P9">______________________________________________________________________</text:p>
      <text:p text:style-name="P10"/>
      <text:p text:style-name="P10"/>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5T09:58:25.379000000</meta:creation-date>
    <dc:date>2020-03-19T08:11:41.003000000</dc:date>
    <meta:editing-duration>PT27M19S</meta:editing-duration>
    <meta:editing-cycles>13</meta:editing-cycles>
    <meta:generator>LibreOffice/6.2.1.2$Windows_X86_64 LibreOffice_project/7bcb35dc3024a62dea0caee87020152d1ee96e71</meta:generator>
    <meta:document-statistic meta:table-count="0" meta:image-count="0" meta:object-count="0" meta:page-count="3" meta:paragraph-count="74" meta:word-count="499" meta:character-count="5147" meta:non-whitespace-character-count="4148"/>
  </office:meta>
</office:document-meta>
</file>